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73f4f" officeooo:paragraph-rsid="00073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<text:tab/>: Rafi Izzatul Rizqu Faris</text:p>
      <text:p text:style-name="P1">Kelas <text:tab/>: XII RPL 1</text:p>
      <text:p text:style-name="Standard"/>
      <text:p text:style-name="Standard">Diketahui fungsi pertambahan luas seperti berikut ini :</text:p>
      <text:p text:style-name="Standard"/>
      <text:p text:style-name="Standard">f(t) = 0,25t² + 0,5t</text:p>
      <text:p text:style-name="Standard"/>
      <text:p text:style-name="Standard">Untuk mencari kecepatan perubahan pertambahan luas bidang ini bisa di cari dengan cara menurunkan fungsi diatas menjadi :</text:p>
      <text:p text:style-name="Standard"/>
      <text:p text:style-name="Standard">f'(t) = 2 . 0,25 t²⁻¹ + 0,5</text:p>
      <text:p text:style-name="Standard"/>
      <text:p text:style-name="Standard">f'(t) = 0,5 t + 0,5</text:p>
      <text:p text:style-name="Standard"/>
      <text:p text:style-name="Standard">Kemudian tinggal di substitusi nilai t = 5 menit ke persamaan diatas menjadi:</text:p>
      <text:p text:style-name="Standard"/>
      <text:p text:style-name="Standard">f'(t) = 0,5 t + 0,5</text:p>
      <text:p text:style-name="Standard"/>
      <text:p text:style-name="Standard">f'(5) = 0,5 (5) + 0,5</text:p>
      <text:p text:style-name="Standard"/>
      <text:p text:style-name="Standard">f'(5) = 3 cm² / men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5:46:40.051808202</meta:creation-date>
    <meta:editing-duration>PT1M11S</meta:editing-duration>
    <meta:editing-cycles>2</meta:editing-cycles>
    <meta:generator>LibreOffice/6.4.4.2$Linux_X86_64 LibreOffice_project/40$Build-2</meta:generator>
    <dc:date>2020-07-28T05:47:48.114747168</dc:date>
    <meta:document-statistic meta:table-count="0" meta:image-count="0" meta:object-count="0" meta:page-count="1" meta:paragraph-count="11" meta:word-count="92" meta:character-count="430" meta:non-whitespace-character-count="352"/>
  </office:meta>
</office:document-meta>
</file>